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/04/2013</text:date>, <text:time>19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2T19:13:44</dc:date>
    <meta:editing-duration>PT4H8M49S</meta:editing-duration>
    <meta:editing-cycles>19</meta:editing-cycles>
    <meta:generator>LibreOffice/3.4$Unix LibreOffice_project/340m1$Build-402</meta:generator>
    <dc:creator>martin </dc:creator>
    <meta:document-statistic meta:table-count="3" meta:cell-count="16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